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itle">
      <style:text-properties style:font-name="Georgia" officeooo:rsid="000d9a0a" officeooo:paragraph-rsid="000d9a0a"/>
    </style:style>
    <style:style style:name="P7" style:family="paragraph" style:parent-style-name="Text_20_body">
      <style:paragraph-properties fo:text-align="center" style:justify-single-word="false"/>
      <style:text-properties style:font-name="Georgia" officeooo:rsid="0028489a" officeooo:paragraph-rsid="0028489a"/>
    </style:style>
    <style:style style:name="P8" style:family="paragraph" style:parent-style-name="Text_20_body">
      <style:paragraph-properties fo:text-align="start" style:justify-single-word="false"/>
      <style:text-properties style:font-name="Georgia" officeooo:rsid="0028489a" officeooo:paragraph-rsid="0028489a"/>
    </style:style>
    <style:style style:name="P9" style:family="paragraph" style:parent-style-name="Text_20_body">
      <style:paragraph-properties fo:text-align="center" style:justify-single-word="false"/>
      <style:text-properties style:font-name="Georgia" officeooo:rsid="002ec8de" officeooo:paragraph-rsid="002ec8de"/>
    </style:style>
    <style:style style:name="P10" style:family="paragraph" style:parent-style-name="Text_20_body">
      <style:paragraph-properties fo:text-align="start" style:justify-single-word="false"/>
      <style:text-properties style:font-name="Georgia" officeooo:rsid="002ec8de" officeooo:paragraph-rsid="002ec8de"/>
    </style:style>
    <style:style style:name="P11" style:family="paragraph" style:parent-style-name="Text_20_body">
      <style:paragraph-properties fo:text-align="start" style:justify-single-word="false"/>
      <style:text-properties style:font-name="Georgia" officeooo:rsid="002ec8de" officeooo:paragraph-rsid="003276d7"/>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normal" officeooo:rsid="0016c1bc" style:font-style-asian="normal" style:font-style-complex="normal"/>
    </style:style>
    <style:style style:name="T8" style:family="text">
      <style:text-properties officeooo:rsid="001883f1"/>
    </style:style>
    <style:style style:name="T9" style:family="text">
      <style:text-properties officeooo:rsid="001928a2"/>
    </style:style>
    <style:style style:name="T10" style:family="text">
      <style:text-properties officeooo:rsid="00196167"/>
    </style:style>
    <style:style style:name="T11" style:family="text">
      <style:text-properties officeooo:rsid="001ab46f"/>
    </style:style>
    <style:style style:name="T12" style:family="text">
      <style:text-properties officeooo:rsid="001ca4dd"/>
    </style:style>
    <style:style style:name="T13" style:family="text">
      <style:text-properties officeooo:rsid="001d2dd8"/>
    </style:style>
    <style:style style:name="T14" style:family="text">
      <style:text-properties officeooo:rsid="001ee859"/>
    </style:style>
    <style:style style:name="T15" style:family="text">
      <style:text-properties officeooo:rsid="0020d2f1"/>
    </style:style>
    <style:style style:name="T16" style:family="text">
      <style:text-properties officeooo:rsid="0021ddab"/>
    </style:style>
    <style:style style:name="T17" style:family="text">
      <style:text-properties officeooo:rsid="00238e7f"/>
    </style:style>
    <style:style style:name="T18" style:family="text">
      <style:text-properties officeooo:rsid="0025720d"/>
    </style:style>
    <style:style style:name="T19" style:family="text">
      <style:text-properties officeooo:rsid="002636c2"/>
    </style:style>
    <style:style style:name="T20" style:family="text">
      <style:text-properties officeooo:rsid="00266377"/>
    </style:style>
    <style:style style:name="T21" style:family="text">
      <style:text-properties officeooo:rsid="0027ffd6"/>
    </style:style>
    <style:style style:name="T22" style:family="text">
      <style:text-properties officeooo:rsid="00290fac"/>
    </style:style>
    <style:style style:name="T23" style:family="text">
      <style:text-properties officeooo:rsid="002a6960"/>
    </style:style>
    <style:style style:name="T24" style:family="text">
      <style:text-properties officeooo:rsid="002ae403"/>
    </style:style>
    <style:style style:name="T25" style:family="text">
      <style:text-properties officeooo:rsid="002ba250"/>
    </style:style>
    <style:style style:name="T26" style:family="text">
      <style:text-properties officeooo:rsid="002c4992"/>
    </style:style>
    <style:style style:name="T27" style:family="text">
      <style:text-properties officeooo:rsid="002d2e11"/>
    </style:style>
    <style:style style:name="T28" style:family="text">
      <style:text-properties officeooo:rsid="003040a8"/>
    </style:style>
    <style:style style:name="T29" style:family="text">
      <style:text-properties officeooo:rsid="0031651e"/>
    </style:style>
    <style:style style:name="T30" style:family="text">
      <style:text-properties officeooo:rsid="0032426f"/>
    </style:style>
    <style:style style:name="T31" style:family="text">
      <style:text-properties officeooo:rsid="003276d7"/>
    </style:style>
    <style:style style:name="T32" style:family="text">
      <style:text-properties officeooo:rsid="00339e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vestigation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7"> station.</text:span><text:span text:style-name="T4">”</text:span></text:p>
      <text:p text:style-name="P5"><text:tab/>“<text:span text:style-name="T8">Well, why don’t you drop the force field and come in here and make me.” Max said. “Or are you too … what’s the human phrase? Oh yes, chickenshit to do so.” </text:span><text:span text:style-name="T9">Max laughed at Jeff and watched him get angry. </text:span><text:span text:style-name="T10">Max grinned.</text:span></text:p>
      <text:p text:style-name="P5"><text:tab/><text:span text:style-name="T10">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1">enough </text:span><text:span text:style-name="T12">and his gun did no damage at all.</text:span></text:p>
      <text:p text:style-name="P5"><text:tab/>“<text:span text:style-name="T14">Do you know why I call you Max?” Jeff asked.</text:span></text:p>
      <text:p text:style-name="P5"><text:tab/><text:span text:style-name="T14">Max shrugged. “Because you can’t pronounce my real name? Stupid humans never could.”</text:span></text:p>
      <text:p text:style-name="P5"><text:tab/><text:span text:style-name="T14">Jeff shook his head. “You remind me of a childhood friend. He was stupid as you are.”</text:span></text:p>
      <text:p text:style-name="P5"><text:tab/><text:span text:style-name="T13">Jeff turned to leave.</text:span></text:p>
      <text:p text:style-name="P5"><text:tab/>“<text:span text:style-name="T13">Are you afraid of me </text:span><text:span text:style-name="T14">human</text:span><text:span text:style-name="T13">?! </text:span><text:span text:style-name="T14">I dare you face me!</text:span><text:span text:style-name="T13">” Max yelled out after Jeff.</text:span></text:p>
      <text:p text:style-name="P5"><text:tab/><text:span text:style-name="T13">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15">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16">missing Max by inches. </text:span><text:span text:style-name="T17">He didn’t flinch.</text:span></text:p>
      <text:p text:style-name="P5"><text:tab/>“<text:span text:style-name="T18">Cowards!” Max yelled. “You don’t even have a lethal force field!” He laughed.</text:span></text:p>
      <text:p text:style-name="P5"><text:tab/>“<text:span text:style-name="T18">Screen off.” Lieutenant Killpack commanded. The vidscreen went blank. “I can’t let you get in my head.” Jeff said. “Not again.” </text:span><text:span text:style-name="T19">He recalled the last time he ran into Max. The encounter hadn’t gone well for Jeff, he had grown scared of the alien. This time would be different. It had to be different.</text:span></text:p>
      <text:p text:style-name="P5"><text:tab/><text:span text:style-name="T20">Turning his attention to a large duffel bag, Jeff opened it. He whistled. There must have been at least sixty kilos of explosives in the bag. It was enough to destroy the matter antimatter reaction chamber and the station along with it. </text:span><text:span text:style-name="T21">Taking the duffel bag in his arms, Jeff walked it over to a secure storage locker and placed it inside. Locking the safe, Jeff wondered if that was enough to keep it secure. He sure hoped so.</text:span></text:p>
      <text:p text:style-name="P5"/>
      <text:p text:style-name="P7">* * *</text:p>
      <text:p text:style-name="P7"/>
      <text:p text:style-name="P8"><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22">Jack shook his head, he was glad Jeff stopped the alien and his plan to destroy the station. But he wondered if that would be the last threat the station would face. Something told him it wouldn’t be.</text:span></text:p>
      <text:p text:style-name="P8"><text:tab/><text:span text:style-name="T23">Beep Beep, Jack’s door chime rang.</text:span></text:p>
      <text:p text:style-name="P8"><text:tab/>“<text:span text:style-name="T23">Enter.” Jack said. The door opened to reveal Grilka standing there. “</text:span><text:span text:style-name="T24">Grilka.” Jack’s eyes lit up and a smile formed on his face. “Feels like I haven’t seen you in ages. Come in, come in.” </text:span><text:span text:style-name="T25">He gestured to the coffee pot. “Want some coffee?”</text:span></text:p>
      <text:p text:style-name="P8"><text:tab/><text:span text:style-name="T25">Grilka shook her head. “Coffee doesn’t agree with my digestive system I’m afraid. I will have to pass. But I wouldn’t mind some green tea.”</text:span></text:p>
      <text:p text:style-name="P8"><text:tab/>“<text:span text:style-name="T25">Coming right up.” Jack said as he walked over to the food synthesizer. “Green tea, hot.” A cup of green tea materialized before him. He picked up the cup and handed it over to Grilka. “So, what brings you by?”</text:span></text:p>
      <text:p text:style-name="P8"><text:tab/><text:span text:style-name="T25">Grilka smiled. “Can’t I just want to see my boyfriend?” She asked. “Like you said it has been a while. I wanted to see you and talk with you for a little bit.”</text:span></text:p>
      <text:p text:style-name="P8"><text:soft-page-break/><text:tab/><text:span text:style-name="T25">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8"><text:tab/>“<text:span text:style-name="T25">I’ve been thinking of moving in with you.” Grilka said.</text:span></text:p>
      <text:p text:style-name="P8"><text:tab/><text:span text:style-name="T25">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8"><text:tab/>“<text:span text:style-name="T26">It’s settled then.” Grilka said. “I’ll teleport my things over tomorrow and get settled in.” She took a sip of the green tea. It warmed her throat.</text:span></text:p>
      <text:p text:style-name="P8"><text:tab/>“<text:span text:style-name="T27">Great, it’s settled then.” Jack smiled.</text:span></text:p>
      <text:p text:style-name="P8"/>
      <text:p text:style-name="P9">* * *</text:p>
      <text:p text:style-name="P9"/>
      <text:p text:style-name="P10"><text:tab/><text:span text:style-name="T28">Doctor Matt Allen was in Med Bay processing all of the new Dubor arrivals. They each needed to have a full medical scan before being allowed to incorporate into the population of the station. It was a daunting task, but someone had to do it.</text:span></text:p>
      <text:p text:style-name="P10"><text:tab/>“<text:span text:style-name="T29">Next.” Matt said. He watched as another Dubor citizen walked into his office. “Take off your shirt please, just going to do some vitals and check your breathing.” He took out a stethoscope and placed it on the man’s chest. “Breathe normally please.”</text:span></text:p>
      <text:p text:style-name="P10"><text:tab/><text:span text:style-name="T30">The man breathed in and out.</text:span></text:p>
      <text:p text:style-name="P10"><text:tab/>“<text:span text:style-name="T30">Your lungs are clear.” Matt said. “You can put your shirt back on.” Pulling out an injection shot, he continued. “Now just roll up your sleeve and we’ll get this immunization shot taken care of.”</text:span></text:p>
      <text:p text:style-name="P10"><text:tab/><text:span text:style-name="T30">The Dubor paused. “You want to inject me with … what exactly?”</text:span></text:p>
      <text:p text:style-name="P10"><text:tab/><text:span text:style-name="T30">Matt shook his head. “Nothing too crazy. Just a standard shot to prevent disease. We don’t want you getting any of the illnesses that can be found on this station.” He paused. “Especially if you go into the more … extra places of the station.”</text:span></text:p>
      <text:p text:style-name="P10"><text:tab/>“<text:span text:style-name="T30">I see.” The Dubor rolled up his sleeve. “Proceed with the shot.”</text:span></text:p>
      <text:p text:style-name="P10"><text:tab/><text:span text:style-name="T30">Matt administered the shot. “Okay, we’re done.”</text:span></text:p>
      <text:p text:style-name="P10"><text:tab/>“<text:span text:style-name="T30">Next!” Matt yelled out into the hallway.</text:span></text:p>
      <text:p text:style-name="P11"><text:soft-page-break/><text:tab/><text:span text:style-name="T31">Matt looked out into the hallway at the long line of people waiting to be seen. He sighed, it was going to be a very long day. </text:span><text:span text:style-name="T32">The truth of the matter? He preferred to be busy and this was as good a time as an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27T20:28:38.748597311">02/2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7T20:28:38.675427075</dc:date>
    <meta:editing-duration>PT7H51M56S</meta:editing-duration>
    <meta:editing-cycles>41</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3" meta:word-count="1259" meta:character-count="6754" meta:non-whitespace-character-count="5502"/>
  </office:meta>
</office:document-meta>
</file>